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9" calcext:value-type="float">
            <text:p>179</text:p>
          </table:table-cell>
          <table:table-cell table:style-name="ce7" table:formula="of:=COUNTIF([.B7:.B199];&quot;X&quot;)" office:value-type="float" office:value="154" calcext:value-type="float">
            <text:p>154</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7" calcext:value-type="float">
            <text:p>1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9">00/00/0000</text:date>, <text:time style:data-style-name="N2" text:time-value="22:21:55.0637417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9T22:22:09.606986428</dc:date>
    <meta:editing-duration>PT9H55M45S</meta:editing-duration>
    <meta:editing-cycles>202</meta:editing-cycles>
    <meta:document-statistic meta:table-count="1" meta:cell-count="1055" meta:object-count="0"/>
  </office:meta>
</office:document-meta>
</file>